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#include&lt;string&gt;</text:p>
      <text:p text:style-name="Standard">using namespace std;</text:p>
      <text:p text:style-name="Standard"/>
      <text:p text:style-name="Standard">class process</text:p>
      <text:p text:style-name="Standard">{</text:p>
      <text:p text:style-name="Standard"><text:s text:c="4"/>public:</text:p>
      <text:p text:style-name="Standard"><text:s text:c="4"/>string x;</text:p>
      <text:p text:style-name="Standard"><text:s text:c="4"/>int at;</text:p>
      <text:p text:style-name="Standard"><text:s text:c="4"/>int bt;</text:p>
      <text:p text:style-name="Standard"><text:s text:c="4"/>int pt;</text:p>
      <text:p text:style-name="Standard"><text:s text:c="4"/>int tat;</text:p>
      <text:p text:style-name="Standard"><text:s text:c="4"/>int wt;</text:p>
      <text:p text:style-name="Standard"><text:s text:c="4"/>int ct;</text:p>
      <text:p text:style-name="Standard"/>
      <text:p text:style-name="Standard"/>
      <text:p text:style-name="Standard"><text:s text:c="4"/>process()</text:p>
      <text:p text:style-name="Standard"><text:s text:c="4"/>{</text:p>
      <text:p text:style-name="Standard"><text:s text:c="8"/>x = "\0";</text:p>
      <text:p text:style-name="Standard"><text:s text:c="8"/>at = 0;</text:p>
      <text:p text:style-name="Standard"><text:s text:c="8"/>bt = 0;</text:p>
      <text:p text:style-name="Standard"><text:s text:c="8"/>pt = 0;</text:p>
      <text:p text:style-name="Standard"><text:s text:c="8"/>tat = 0;</text:p>
      <text:p text:style-name="Standard"><text:s text:c="8"/>wt = 0;</text:p>
      <text:p text:style-name="Standard"><text:s text:c="8"/>ct = 0;</text:p>
      <text:p text:style-name="Standard"><text:s text:c="4"/>}</text:p>
      <text:p text:style-name="Standard"><text:s text:c="4"/>process(string s, int a, int b, int c)</text:p>
      <text:p text:style-name="Standard"><text:s text:c="4"/>{</text:p>
      <text:p text:style-name="Standard"><text:s text:c="8"/>x = s;</text:p>
      <text:p text:style-name="Standard"><text:s text:c="8"/>at = a;</text:p>
      <text:p text:style-name="Standard"><text:s text:c="8"/>bt = b;</text:p>
      <text:p text:style-name="Standard"><text:s text:c="8"/>pt = c;</text:p>
      <text:p text:style-name="Standard"><text:s text:c="4"/>}</text:p>
      <text:p text:style-name="Standard"/>
      <text:p text:style-name="Standard"><text:s text:c="4"/>void print()</text:p>
      <text:p text:style-name="Standard"><text:s text:c="4"/>{</text:p>
      <text:p text:style-name="Standard"><text:s text:c="8"/>cout&lt;&lt;"\n"&lt;&lt;x&lt;&lt;"\t"&lt;&lt;at&lt;&lt;"\t"&lt;&lt;bt&lt;&lt;"\t"&lt;&lt;pt&lt;&lt;"\t"&lt;&lt;ct&lt;&lt;"\t"&lt;&lt;tat&lt;&lt;"\t"&lt;&lt;wt;</text:p>
      <text:p text:style-name="Standard"><text:s text:c="4"/>}</text:p>
      <text:p text:style-name="Standard"><text:s text:c="4"/>void get();</text:p>
      <text:p text:style-name="Standard"><text:s text:c="4"/>//void swap(process,process);</text:p>
      <text:p text:style-name="Standard">};</text:p>
      <text:p text:style-name="Standard"/>
      <text:p text:style-name="Standard">void process::get()</text:p>
      <text:p text:style-name="Standard">{</text:p>
      <text:p text:style-name="Standard"><text:s text:c="4"/>cout&lt;&lt;"\nEnter Process name, Arrival time, Burst time and Priority\n";</text:p>
      <text:p text:style-name="Standard"><text:s text:c="4"/>cin&gt;&gt;x;</text:p>
      <text:p text:style-name="Standard"><text:s text:c="4"/>cin&gt;&gt;at;</text:p>
      <text:p text:style-name="Standard"><text:s text:c="4"/>cin&gt;&gt;bt;</text:p>
      <text:p text:style-name="Standard"><text:s text:c="4"/>cin&gt;&gt;pt;</text:p>
      <text:p text:style-name="Standard">}</text:p>
      <text:p text:style-name="Standard"/>
      <text:p text:style-name="Standard">void swap(process &amp;a, process &amp;b)</text:p>
      <text:p text:style-name="Standard"><text:soft-page-break/>{</text:p>
      <text:p text:style-name="Standard"><text:s text:c="2"/>cout&lt;&lt;"\nInside swap";</text:p>
      <text:p text:style-name="Standard"><text:s text:c="2"/>string t1;</text:p>
      <text:p text:style-name="Standard"><text:s text:c="2"/>int t2;</text:p>
      <text:p text:style-name="Standard"><text:s text:c="2"/>t1 = a.x;</text:p>
      <text:p text:style-name="Standard"><text:s text:c="2"/>a.x = b.x;</text:p>
      <text:p text:style-name="Standard"><text:s text:c="2"/>b.x = t1;</text:p>
      <text:p text:style-name="Standard"/>
      <text:p text:style-name="Standard"><text:s text:c="2"/>t2 = a.at;</text:p>
      <text:p text:style-name="Standard"><text:s text:c="2"/>a.at = b.at;</text:p>
      <text:p text:style-name="Standard"><text:s text:c="2"/>b.at = t2;</text:p>
      <text:p text:style-name="Standard"/>
      <text:p text:style-name="Standard"><text:s text:c="2"/>t2 = a.bt;</text:p>
      <text:p text:style-name="Standard"><text:s text:c="2"/>a.bt = b.bt;</text:p>
      <text:p text:style-name="Standard"><text:s text:c="2"/>b.bt = t2;</text:p>
      <text:p text:style-name="Standard"/>
      <text:p text:style-name="Standard"><text:s text:c="2"/>t2 = a.pt;</text:p>
      <text:p text:style-name="Standard"><text:s text:c="2"/>a.pt = b.pt;</text:p>
      <text:p text:style-name="Standard"><text:s text:c="2"/>b.pt = t2;</text:p>
      <text:p text:style-name="Standard">}</text:p>
      <text:p text:style-name="Standard"/>
      <text:p text:style-name="Standard">/*(void pc:: arrange(int *a)</text:p>
      <text:p text:style-name="Standard">{</text:p>
      <text:p text:style-name="Standard"/>
      <text:p text:style-name="Standard">}</text:p>
      <text:p text:style-name="Standard">*/</text:p>
      <text:p text:style-name="Standard">void fcfs(process *p, int n)</text:p>
      <text:p text:style-name="Standard">{</text:p>
      <text:p text:style-name="Standard"><text:s text:c="4"/>for(int i=0; i&lt;n-1; i++)</text:p>
      <text:p text:style-name="Standard"><text:s text:c="4"/>{</text:p>
      <text:p text:style-name="Standard"><text:s text:c="8"/>for(int j=i+1; j&lt;n ;j++ )</text:p>
      <text:p text:style-name="Standard"><text:s text:c="8"/>{</text:p>
      <text:p text:style-name="Standard"><text:s text:c="12"/>if(p[j].at &lt; p[i].at)</text:p>
      <text:p text:style-name="Standard"><text:s text:c="12"/>{</text:p>
      <text:p text:style-name="Standard"><text:s text:c="12"/>cout&lt;&lt;"\n arrival times :"&lt;&lt;p[j].at&lt;&lt;p[i].at&lt;&lt;endl;</text:p>
      <text:p text:style-name="Standard"><text:s text:c="12"/>cout&lt;&lt;"\nBefore Swap:";</text:p>
      <text:p text:style-name="Standard"><text:s text:c="12"/>p[i].print();</text:p>
      <text:p text:style-name="Standard"><text:s text:c="12"/>p[j].print();</text:p>
      <text:p text:style-name="Standard"><text:s text:c="12"/>swap(p[j],p[i]);</text:p>
      <text:p text:style-name="Standard"><text:s text:c="12"/>cout&lt;&lt;"\nAfter Swap:";</text:p>
      <text:p text:style-name="Standard"><text:s text:c="12"/>p[i].print();</text:p>
      <text:p text:style-name="Standard"><text:s text:c="12"/>p[j].print();</text:p>
      <text:p text:style-name="Standard"><text:s text:c="12"/>}</text:p>
      <text:p text:style-name="Standard"/>
      <text:p text:style-name="Standard"><text:s text:c="8"/>}</text:p>
      <text:p text:style-name="Standard"/>
      <text:p text:style-name="Standard"><text:s text:c="4"/>}</text:p>
      <text:p text:style-name="Standard">}</text:p>
      <text:p text:style-name="Standard"/>
      <text:p text:style-name="Standard">void calc(process *P, int n)</text:p>
      <text:p text:style-name="Standard">{</text:p>
      <text:p text:style-name="Standard"><text:s text:c="4"/>for(int i=0; i&lt;n; i++)</text:p>
      <text:p text:style-name="Standard"><text:soft-page-break/><text:s text:c="4"/>{</text:p>
      <text:p text:style-name="Standard"><text:s text:c="8"/>if(i==0)</text:p>
      <text:p text:style-name="Standard"><text:s text:c="8"/>{</text:p>
      <text:p text:style-name="Standard"><text:s text:c="8"/>P[i].ct = P[i].bt + P[i].at;</text:p>
      <text:p text:style-name="Standard"><text:s text:c="8"/>P[i].wt = 0;</text:p>
      <text:p text:style-name="Standard"><text:s text:c="8"/>P[i].tat = P[i].ct - P[i].at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8"/>P[i].ct = P[i-1].ct + P[i].bt;</text:p>
      <text:p text:style-name="Standard"><text:s text:c="8"/>P[i].tat = P[i].ct - P[i].at;</text:p>
      <text:p text:style-name="Standard"><text:s text:c="8"/>P[i].wt = P[i].tat - P[i].bt;</text:p>
      <text:p text:style-name="Standard"><text:s text:c="8"/>}</text:p>
      <text:p text:style-name="Standard"><text:s text:c="4"/>}</text:p>
      <text:p text:style-name="Standard"/>
      <text:p text:style-name="Standard"><text:s text:c="4"/>float sTAT=0, sWT=0;</text:p>
      <text:p text:style-name="Standard"><text:s text:c="4"/>for(int i=0; i&lt;n; i++)</text:p>
      <text:p text:style-name="Standard"><text:s text:c="4"/>{</text:p>
      <text:p text:style-name="Standard"><text:s text:c="8"/>sTAT += P[i].tat;</text:p>
      <text:p text:style-name="Standard"><text:s text:c="8"/>sWT+= P[i].wt;</text:p>
      <text:p text:style-name="Standard"><text:s text:c="4"/>}</text:p>
      <text:p text:style-name="Standard"><text:s text:c="4"/>cout&lt;&lt;"\n\nUsing FCFS:\n";</text:p>
      <text:p text:style-name="Standard"><text:s text:c="4"/>cout&lt;&lt;"\nAverage TAT : "&lt;&lt;sTAT/n;</text:p>
      <text:p text:style-name="Standard"><text:s text:c="4"/>cout&lt;&lt;"\nAverage WT : "&lt;&lt;sWT/n;</text:p>
      <text:p text:style-name="Standard"/>
      <text:p text:style-name="Standard">}</text:p>
      <text:p text:style-name="Standard"/>
      <text:p text:style-name="Standard">void print(process *p, int n)</text:p>
      <text:p text:style-name="Standard">{</text:p>
      <text:p text:style-name="Standard"><text:s text:c="4"/>cout&lt;&lt;"\nPrcs"&lt;&lt;"\tA.Time"&lt;&lt;"\tB.Time"&lt;&lt;"\tPrty"&lt;&lt;"\tC.Time"&lt;&lt;"\tTAT"&lt;&lt;"\tWT\n";</text:p>
      <text:p text:style-name="Standard"><text:s text:c="4"/>for(int i=0; i&lt;n; i++)</text:p>
      <text:p text:style-name="Standard"><text:s text:c="4"/>{</text:p>
      <text:p text:style-name="Standard"><text:s text:c="8"/>p[i].print();</text:p>
      <text:p text:style-name="Standard"><text:s text:c="4"/>}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n;</text:p>
      <text:p text:style-name="Standard"><text:s text:c="4"/>cout&lt;&lt;"\nEnter the number of processes to be scheduled ";</text:p>
      <text:p text:style-name="Standard"><text:s text:c="4"/>cin&gt;&gt;n;</text:p>
      <text:p text:style-name="Standard"><text:s text:c="4"/>process P[n];</text:p>
      <text:p text:style-name="Standard"><text:s text:c="4"/>for(int i=0; i&lt;n; i++)</text:p>
      <text:p text:style-name="Standard"><text:s text:c="4"/>{</text:p>
      <text:p text:style-name="Standard"><text:s text:c="8"/>P[i].get();</text:p>
      <text:p text:style-name="Standard"><text:s text:c="4"/>}</text:p>
      <text:p text:style-name="Standard"><text:s text:c="4"/>print(P,n);</text:p>
      <text:p text:style-name="Standard"><text:s text:c="4"/>fcfs(P,n);</text:p>
      <text:p text:style-name="Standard"><text:s text:c="4"/>calc(P,n);</text:p>
      <text:p text:style-name="Standard"/>
      <text:p text:style-name="Standard"><text:s text:c="4"/>print(P,n);</text:p>
      <text:p text:style-name="Standard"/>
      <text:p text:style-name="Standard"><text:soft-page-break/>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7T14:59:32.192058822</meta:creation-date>
    <dc:date>2023-09-27T14:59:45.569606389</dc:date>
    <meta:editing-duration>PT13S</meta:editing-duration>
    <meta:editing-cycles>1</meta:editing-cycles>
    <meta:document-statistic meta:table-count="0" meta:image-count="0" meta:object-count="0" meta:page-count="4" meta:paragraph-count="138" meta:word-count="308" meta:character-count="2354" meta:non-whitespace-character-count="1562"/>
    <meta:generator>LibreOffice/6.4.7.2$Linux_X86_64 LibreOffice_project/40$Build-2</meta:generator>
  </office:meta>
</office:document-meta>
</file>